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.674cm"/>
    </style:style>
    <style:style style:name="gr6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04cm"/>
    </style:style>
    <style:style style:name="gr1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4cm" fo:min-width="0.817cm" fo:padding-left="0.203cm"/>
    </style:style>
    <style:style style:name="gr12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34cm" fo:min-width="1.108cm" fo:padding-left="0cm"/>
    </style:style>
    <style:style style:name="gr13" style:family="graphic" style:parent-style-name="standard">
      <style:graphic-properties draw:stroke="none" svg:stroke-color="#000000" draw:fill="solid" draw:fill-color="#ffd320" draw:textarea-horizontal-align="left" draw:auto-grow-height="true" draw:auto-grow-width="true" fo:min-height="0.277cm" fo:min-width="0.5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466cm" svg:y1="14.335cm" svg:x2="10.466cm" svg:y2="18.145cm">
          <text:p/>
        </draw:line>
        <draw:custom-shape draw:style-name="gr2" draw:text-style-name="P1" xml:id="id2" draw:id="id2" draw:layer="layout" svg:width="0.426cm" svg:height="0.439cm" svg:x="11.705cm" svg:y="15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26cm" svg:height="0.439cm" svg:x="10.335cm" svg:y="1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699cm" svg:y1="15.075cm" svg:x2="11.767cm" svg:y2="16.034cm" draw:start-shape="id1" draw:start-glue-point="9" draw:end-shape="id2" draw:end-glue-point="5" svg:d="m10699 15075 1068 959">
          <text:p/>
        </draw:connector>
        <draw:custom-shape draw:style-name="gr2" draw:text-style-name="P1" xml:id="id3" draw:id="id3" draw:layer="layout" svg:width="0.426cm" svg:height="0.439cm" svg:x="8.795cm" svg:y="15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26cm" svg:height="0.439cm" svg:x="10.275cm" svg:y="17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159cm" svg:y1="16.28cm" svg:x2="10.337cm" svg:y2="17.08cm" draw:start-shape="id3" draw:start-glue-point="9" draw:end-shape="id4" draw:end-glue-point="5" svg:d="m9159 16280 1178 800">
          <text:p/>
        </draw:connector>
        <draw:connector draw:style-name="gr3" draw:text-style-name="P1" draw:layer="layout" draw:type="line" svg:x1="10.397cm" svg:y1="15.075cm" svg:x2="9.159cm" svg:y2="15.969cm" draw:start-shape="id1" draw:start-glue-point="7" draw:end-shape="id3" draw:end-glue-point="11" svg:d="m10397 15075-1238 894">
          <text:p/>
        </draw:connector>
        <draw:frame draw:style-name="gr4" draw:text-style-name="P2" draw:layer="layout" svg:width="2.818cm" svg:height="0.806cm" svg:x="14.816cm" svg:y="5.005cm">
          <draw:text-box>
            <text:p><text:span text:style-name="T1">before pull</text:span></text:p>
          </draw:text-box>
        </draw:frame>
        <draw:frame draw:style-name="gr5" draw:text-style-name="P2" draw:layer="layout" svg:width="4.814cm" svg:height="4.136cm" svg:x="15.236cm" svg:y="8.925cm">
          <draw:text-box>
            <text:p><text:span text:style-name="T1">after pull</text:span></text:p>
            <text:p><text:span text:style-name="T2">Phase 1</text:span></text:p>
            <text:p><text:span text:style-name="T1"/></text:p>
            <text:p><text:span text:style-name="T1">Update</text:span></text:p>
            <text:p><text:span text:style-name="T1">local repository by</text:span></text:p>
            <text:p><text:span text:style-name="T1">pulling integration branch</text:span></text:p>
          </draw:text-box>
        </draw:frame>
        <draw:line draw:style-name="gr6" draw:text-style-name="P1" draw:layer="layout" svg:x1="1.636cm" svg:y1="7.985cm" svg:x2="15.606cm" svg:y2="7.985cm">
          <text:p/>
        </draw:line>
        <draw:frame draw:style-name="gr4" draw:text-style-name="P3" draw:layer="layout" svg:width="2.064cm" svg:height="0.878cm" svg:x="3.206cm" svg:y="1.2cm">
          <draw:text-box>
            <text:p><text:span text:style-name="T3">origin</text:span></text:p>
          </draw:text-box>
        </draw:frame>
        <draw:frame draw:style-name="gr4" draw:text-style-name="P3" draw:layer="layout" svg:width="1.971cm" svg:height="0.878cm" svg:x="9.583cm" svg:y="1.264cm">
          <draw:text-box>
            <text:p><text:span text:style-name="T3">clone</text:span></text:p>
          </draw:text-box>
        </draw:frame>
        <draw:line draw:style-name="gr6" draw:text-style-name="P1" draw:layer="layout" svg:x1="1.636cm" svg:y1="2.27cm" svg:x2="15.606cm" svg:y2="2.27cm">
          <text:p/>
        </draw:line>
        <draw:custom-shape draw:style-name="gr7" draw:text-style-name="P1" xml:id="id5" draw:id="id5" draw:layer="layout" svg:width="0.426cm" svg:height="0.439cm" svg:x="11.705cm" svg:y="17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0.639cm" svg:y1="17.391cm" svg:x2="11.705cm" svg:y2="18.091cm" draw:start-shape="id4" draw:start-glue-point="9" draw:end-shape="id5" draw:end-glue-point="6" svg:d="m10639 17391 1066 700">
          <text:p/>
        </draw:connector>
        <draw:connector draw:style-name="gr3" draw:text-style-name="P1" draw:layer="layout" draw:type="line" svg:x1="11.918cm" svg:y1="16.409cm" svg:x2="11.918cm" svg:y2="17.871cm" draw:start-shape="id2" draw:start-glue-point="8" draw:end-shape="id5" draw:end-glue-point="4" svg:d="m11918 16409v1462">
          <text:p/>
        </draw:connector>
        <draw:custom-shape draw:style-name="gr9" draw:text-style-name="P1" draw:layer="layout" svg:width="2.07cm" svg:height="1.47cm" svg:x="10.695cm" svg:y="1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2.54cm" svg:height="0.725cm" svg:x="12.33cm" svg:y="17.78cm">
          <draw:text-box>
            <text:p><text:span text:style-name="T4">FTR/topic</text:span></text:p>
          </draw:text-box>
        </draw:frame>
        <draw:line draw:style-name="gr1" draw:text-style-name="P1" draw:layer="layout" svg:x1="3.417cm" svg:y1="2.906cm" svg:x2="3.417cm" svg:y2="6.716cm">
          <text:p/>
        </draw:line>
        <draw:custom-shape draw:style-name="gr2" draw:text-style-name="P1" xml:id="id7" draw:id="id7" draw:layer="layout" svg:width="0.426cm" svg:height="0.439cm" svg:x="1.776cm" svg:y="4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26cm" svg:height="0.439cm" svg:x="3.253cm" svg:y="3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315cm" svg:y1="3.987cm" svg:x2="2.14cm" svg:y2="4.712cm" draw:start-shape="id6" draw:start-glue-point="7" draw:end-shape="id7" draw:end-glue-point="11" svg:d="m3315 3987-1175 725">
          <text:p/>
        </draw:connector>
        <draw:custom-shape draw:style-name="gr2" draw:text-style-name="P1" xml:id="id8" draw:id="id8" draw:layer="layout" svg:width="0.426cm" svg:height="0.439cm" svg:x="3.256cm" svg:y="5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14cm" svg:y1="5.023cm" svg:x2="3.318cm" svg:y2="5.823cm" draw:start-shape="id7" draw:start-glue-point="9" draw:end-shape="id8" draw:end-glue-point="5" svg:d="m2140 5023 1178 800">
          <text:p/>
        </draw:connector>
        <draw:frame draw:style-name="gr10" draw:text-style-name="P4" draw:layer="layout" svg:width="2.907cm" svg:height="0.725cm" svg:x="4.043cm" svg:y="5.725cm">
          <draw:text-box>
            <text:p><text:span text:style-name="T4">INT/develop</text:span></text:p>
          </draw:text-box>
        </draw:frame>
        <draw:line draw:style-name="gr1" draw:text-style-name="P1" draw:layer="layout" svg:x1="3.417cm" svg:y1="8.206cm" svg:x2="3.417cm" svg:y2="12.016cm">
          <text:p/>
        </draw:line>
        <draw:custom-shape draw:style-name="gr2" draw:text-style-name="P1" xml:id="id10" draw:id="id10" draw:layer="layout" svg:width="0.426cm" svg:height="0.439cm" svg:x="1.776cm" svg:y="9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426cm" svg:height="0.439cm" svg:x="3.253cm" svg:y="8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315cm" svg:y1="9.287cm" svg:x2="2.14cm" svg:y2="10.012cm" draw:start-shape="id9" draw:start-glue-point="7" draw:end-shape="id10" draw:end-glue-point="11" svg:d="m3315 9287-1175 725">
          <text:p/>
        </draw:connector>
        <draw:custom-shape draw:style-name="gr2" draw:text-style-name="P1" xml:id="id11" draw:id="id11" draw:layer="layout" svg:width="0.426cm" svg:height="0.439cm" svg:x="3.256cm" svg:y="11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14cm" svg:y1="10.323cm" svg:x2="3.318cm" svg:y2="11.123cm" draw:start-shape="id10" draw:start-glue-point="9" draw:end-shape="id11" draw:end-glue-point="5" svg:d="m2140 10323 1178 800">
          <text:p/>
        </draw:connector>
        <draw:frame draw:style-name="gr10" draw:text-style-name="P4" draw:layer="layout" svg:width="2.907cm" svg:height="0.725cm" svg:x="4.043cm" svg:y="11.025cm">
          <draw:text-box>
            <text:p><text:span text:style-name="T4">INT/develop</text:span></text:p>
          </draw:text-box>
        </draw:frame>
        <draw:line draw:style-name="gr1" draw:text-style-name="P1" draw:layer="layout" svg:x1="9.368cm" svg:y1="4.007cm" svg:x2="9.368cm" svg:y2="6.547cm">
          <text:p/>
        </draw:line>
        <draw:frame draw:style-name="gr10" draw:text-style-name="P4" draw:layer="layout" svg:width="2.907cm" svg:height="0.725cm" svg:x="9.894cm" svg:y="3.171cm">
          <draw:text-box>
            <text:p><text:span text:style-name="T4">INT/develop</text:span></text:p>
          </draw:text-box>
        </draw:frame>
        <draw:custom-shape draw:style-name="gr7" draw:text-style-name="P1" xml:id="id13" draw:id="id13" draw:layer="layout" svg:width="0.426cm" svg:height="0.439cm" svg:x="10.547cm" svg:y="5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26cm" svg:height="0.439cm" svg:x="9.177cm" svg:y="4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41cm" svg:y1="4.582cm" svg:x2="10.609cm" svg:y2="5.541cm" draw:start-shape="id12" draw:start-glue-point="9" draw:end-shape="id13" draw:end-glue-point="5" svg:d="m9541 4582 1068 959">
          <text:p/>
        </draw:connector>
        <draw:g>
          <draw:g>
            <draw:frame draw:style-name="gr11" draw:text-style-name="P4" draw:layer="layout" svg:width="1.27cm" svg:height="0.725cm" svg:x="9.826cm" svg:y="3.852cm">
              <draw:text-box>
                <text:p><text:span text:style-name="T4">INT/</text:span></text:p>
              </draw:text-box>
            </draw:frame>
            <draw:frame draw:style-name="gr12" draw:text-style-name="P4" draw:layer="layout" svg:width="1.856cm" svg:height="0.725cm" svg:x="10.945cm" svg:y="3.851cm">
              <draw:text-box>
                <text:p><text:span text:style-name="T4">develop</text:span></text:p>
              </draw:text-box>
            </draw:frame>
          </draw:g>
        </draw:g>
        <draw:frame draw:style-name="gr10" draw:text-style-name="P4" draw:layer="layout" svg:width="2.54cm" svg:height="0.725cm" svg:x="11.232cm" svg:y="5.857cm">
          <draw:text-box>
            <text:p><text:span text:style-name="T4">FTR/topic</text:span></text:p>
          </draw:text-box>
        </draw:frame>
        <draw:frame draw:style-name="gr13" draw:text-style-name="P4" draw:layer="layout" svg:width="1.7cm" svg:height="0.725cm" svg:x="11.26cm" svg:y="5.19cm">
          <draw:text-box>
            <text:p><text:span text:style-name="T4">HEAD</text:span></text:p>
          </draw:text-box>
        </draw:frame>
        <draw:frame draw:style-name="gr13" draw:text-style-name="P4" draw:layer="layout" svg:width="1.7cm" svg:height="0.725cm" svg:x="12.3cm" svg:y="17.12cm">
          <draw:text-box>
            <text:p><text:span text:style-name="T4">HEAD</text:span></text:p>
          </draw:text-box>
        </draw:frame>
        <draw:frame draw:style-name="gr10" draw:text-style-name="P4" draw:layer="layout" svg:width="2.907cm" svg:height="0.725cm" svg:x="7.418cm" svg:y="17.41cm">
          <draw:text-box>
            <text:p><text:span text:style-name="T4">INT/develop</text:span></text:p>
          </draw:text-box>
        </draw:frame>
        <draw:g>
          <draw:g>
            <draw:frame draw:style-name="gr11" draw:text-style-name="P4" draw:layer="layout" svg:width="1.27cm" svg:height="0.725cm" svg:x="7.35cm" svg:y="18.091cm">
              <draw:text-box>
                <text:p><text:span text:style-name="T4">INT/</text:span></text:p>
              </draw:text-box>
            </draw:frame>
            <draw:frame draw:style-name="gr12" draw:text-style-name="P4" draw:layer="layout" svg:width="1.856cm" svg:height="0.725cm" svg:x="8.469cm" svg:y="18.09cm">
              <draw:text-box>
                <text:p><text:span text:style-name="T4">develop</text:span></text:p>
              </draw:text-box>
            </draw:frame>
          </draw:g>
        </draw:g>
        <draw:custom-shape draw:style-name="gr2" draw:text-style-name="P1" draw:layer="layout" svg:width="3.175cm" svg:height="0.635cm" svg:x="5.881cm" svg:y="12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0.832cm" svg:height="0.763cm" svg:x="2.675cm" svg:y="5.862cm">
          <draw:text-box>
            <text:p><text:span text:style-name="T5">B</text:span></text:p>
          </draw:text-box>
        </draw:frame>
        <draw:frame draw:style-name="gr4" draw:text-style-name="P5" draw:layer="layout" svg:width="0.832cm" svg:height="0.763cm" svg:x="2.708cm" svg:y="11.302cm">
          <draw:text-box>
            <text:p><text:span text:style-name="T5">B</text:span></text:p>
          </draw:text-box>
        </draw:frame>
        <draw:frame draw:style-name="gr4" draw:text-style-name="P5" draw:layer="layout" svg:width="0.832cm" svg:height="0.763cm" svg:x="10.508cm" svg:y="16.583cm">
          <draw:text-box>
            <text:p><text:span text:style-name="T5">B</text:span></text:p>
          </draw:text-box>
        </draw:frame>
        <draw:frame draw:style-name="gr4" draw:text-style-name="P5" draw:layer="layout" svg:width="0.832cm" svg:height="0.763cm" svg:x="9.89cm" svg:y="5.445cm">
          <draw:text-box>
            <text:p><text:span text:style-name="T5">A</text:span></text:p>
          </draw:text-box>
        </draw:frame>
        <draw:frame draw:style-name="gr4" draw:text-style-name="P5" draw:layer="layout" svg:width="0.832cm" svg:height="0.763cm" svg:x="12.033cm" svg:y="15.505cm">
          <draw:text-box>
            <text:p><text:span text:style-name="T5">A</text:span></text:p>
          </draw:text-box>
        </draw:frame>
        <draw:line draw:style-name="gr1" draw:text-style-name="P1" draw:layer="layout" svg:x1="10.366cm" svg:y1="8.185cm" svg:x2="10.366cm" svg:y2="11.995cm">
          <text:p/>
        </draw:line>
        <draw:custom-shape draw:style-name="gr2" draw:text-style-name="P1" xml:id="id15" draw:id="id15" draw:layer="layout" svg:width="0.426cm" svg:height="0.439cm" svg:x="11.605cm" svg:y="9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426cm" svg:height="0.439cm" svg:x="10.235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99cm" svg:y1="8.925cm" svg:x2="11.667cm" svg:y2="9.884cm" draw:start-shape="id14" draw:start-glue-point="9" draw:end-shape="id15" draw:end-glue-point="5" svg:d="m10599 8925 1068 959">
          <text:p/>
        </draw:connector>
        <draw:custom-shape draw:style-name="gr2" draw:text-style-name="P1" xml:id="id16" draw:id="id16" draw:layer="layout" svg:width="0.426cm" svg:height="0.439cm" svg:x="8.695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" draw:id="id17" draw:layer="layout" svg:width="0.426cm" svg:height="0.439cm" svg:x="10.175cm" svg:y="10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059cm" svg:y1="10.13cm" svg:x2="10.237cm" svg:y2="10.93cm" draw:start-shape="id16" draw:start-glue-point="9" draw:end-shape="id17" draw:end-glue-point="5" svg:d="m9059 10130 1178 800">
          <text:p/>
        </draw:connector>
        <draw:connector draw:style-name="gr3" draw:text-style-name="P1" draw:layer="layout" draw:type="line" svg:x1="10.297cm" svg:y1="8.925cm" svg:x2="9.059cm" svg:y2="9.819cm" draw:start-shape="id14" draw:start-glue-point="7" draw:end-shape="id16" draw:end-glue-point="11" svg:d="m10297 8925-1238 894">
          <text:p/>
        </draw:connector>
        <draw:frame draw:style-name="gr14" draw:layer="layout" svg:width="0.502cm" svg:height="1.187cm" svg:x="15.451cm" svg:y="8.568cm">
          <draw:text-box>
            <text:p/>
          </draw:text-box>
        </draw:frame>
        <draw:custom-shape draw:style-name="gr9" draw:text-style-name="P1" draw:layer="layout" svg:width="1.705cm" svg:height="1.57cm" svg:x="9.455cm" svg:y="10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2.54cm" svg:height="0.725cm" svg:x="12.23cm" svg:y="9.54cm">
          <draw:text-box>
            <text:p><text:span text:style-name="T4">FTR/topic</text:span></text:p>
          </draw:text-box>
        </draw:frame>
        <draw:frame draw:style-name="gr4" draw:text-style-name="P5" draw:layer="layout" svg:width="0.832cm" svg:height="0.763cm" svg:x="9.608cm" svg:y="11.033cm">
          <draw:text-box>
            <text:p><text:span text:style-name="T5">B</text:span></text:p>
          </draw:text-box>
        </draw:frame>
        <draw:frame draw:style-name="gr4" draw:text-style-name="P5" draw:layer="layout" svg:width="0.832cm" svg:height="0.763cm" svg:x="11.433cm" svg:y="9.155cm">
          <draw:text-box>
            <text:p><text:span text:style-name="T5">A</text:span></text:p>
          </draw:text-box>
        </draw:frame>
        <draw:frame draw:style-name="gr10" draw:text-style-name="P4" draw:layer="layout" svg:width="2.907cm" svg:height="0.725cm" svg:x="11.228cm" svg:y="11.424cm">
          <draw:text-box>
            <text:p><text:span text:style-name="T4">INT/develop</text:span></text:p>
          </draw:text-box>
        </draw:frame>
        <draw:g>
          <draw:g>
            <draw:frame draw:style-name="gr11" draw:text-style-name="P4" draw:layer="layout" svg:width="1.27cm" svg:height="0.725cm" svg:x="11.16cm" svg:y="12.105cm">
              <draw:text-box>
                <text:p><text:span text:style-name="T4">INT/</text:span></text:p>
              </draw:text-box>
            </draw:frame>
            <draw:frame draw:style-name="gr12" draw:text-style-name="P4" draw:layer="layout" svg:width="1.856cm" svg:height="0.725cm" svg:x="12.279cm" svg:y="12.104cm">
              <draw:text-box>
                <text:p><text:span text:style-name="T4">develop</text:span></text:p>
              </draw:text-box>
            </draw:frame>
          </draw:g>
        </draw:g>
        <draw:frame draw:style-name="gr13" draw:text-style-name="P4" draw:layer="layout" svg:width="1.7cm" svg:height="0.725cm" svg:x="11.229cm" svg:y="10.725cm">
          <draw:text-box>
            <text:p><text:span text:style-name="T4">HEAD</text:span></text:p>
          </draw:text-box>
        </draw:frame>
        <draw:frame draw:style-name="gr5" draw:text-style-name="P2" draw:layer="layout" svg:width="4.814cm" svg:height="3.581cm" svg:x="15.235cm" svg:y="14.775cm">
          <draw:text-box>
            <text:p><text:span text:style-name="T1">after pull</text:span></text:p>
            <text:p><text:span text:style-name="T2">Phase 2</text:span></text:p>
            <text:p><text:span text:style-name="T1"/></text:p>
            <text:p><text:span text:style-name="T1">Merged integration branch into FTR branch</text:span></text:p>
          </draw:text-box>
        </draw:frame>
        <draw:line draw:style-name="gr6" draw:text-style-name="P1" draw:layer="layout" svg:x1="1.635cm" svg:y1="14.135cm" svg:x2="15.605cm" svg:y2="14.135cm">
          <text:p/>
        </draw:line>
        <draw:line draw:style-name="gr1" draw:text-style-name="P1" draw:layer="layout" svg:x1="3.416cm" svg:y1="14.356cm" svg:x2="3.416cm" svg:y2="18.166cm">
          <text:p/>
        </draw:line>
        <draw:custom-shape draw:style-name="gr2" draw:text-style-name="P1" xml:id="id19" draw:id="id19" draw:layer="layout" svg:width="0.426cm" svg:height="0.439cm" svg:x="1.775cm" svg:y="16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426cm" svg:height="0.439cm" svg:x="3.252cm" svg:y="15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314cm" svg:y1="15.437cm" svg:x2="2.139cm" svg:y2="16.162cm" draw:start-shape="id18" draw:start-glue-point="7" draw:end-shape="id19" draw:end-glue-point="11" svg:d="m3314 15437-1175 725">
          <text:p/>
        </draw:connector>
        <draw:custom-shape draw:style-name="gr2" draw:text-style-name="P1" xml:id="id20" draw:id="id20" draw:layer="layout" svg:width="0.426cm" svg:height="0.439cm" svg:x="3.255cm" svg:y="17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139cm" svg:y1="16.473cm" svg:x2="3.317cm" svg:y2="17.273cm" draw:start-shape="id19" draw:start-glue-point="9" draw:end-shape="id20" draw:end-glue-point="5" svg:d="m2139 16473 1178 800">
          <text:p/>
        </draw:connector>
        <draw:frame draw:style-name="gr10" draw:text-style-name="P4" draw:layer="layout" svg:width="2.907cm" svg:height="0.725cm" svg:x="4.042cm" svg:y="17.175cm">
          <draw:text-box>
            <text:p><text:span text:style-name="T4">INT/develop</text:span></text:p>
          </draw:text-box>
        </draw:frame>
        <draw:frame draw:style-name="gr4" draw:text-style-name="P5" draw:layer="layout" svg:width="0.832cm" svg:height="0.763cm" svg:x="2.707cm" svg:y="17.452cm">
          <draw:text-box>
            <text:p><text:span text:style-name="T5">B</text:span></text:p>
          </draw:text-box>
        </draw:frame>
        <draw:frame draw:style-name="gr14" draw:layer="layout" svg:width="0.502cm" svg:height="1.187cm" svg:x="15.45cm" svg:y="14.718cm">
          <draw:text-box>
            <text:p/>
          </draw:text-box>
        </draw:frame>
        <draw:line draw:style-name="gr6" draw:text-style-name="P1" draw:layer="layout" svg:x1="7.15cm" svg:y1="1.635cm" svg:x2="7.15cm" svg:y2="19.415cm">
          <text:p/>
        </draw:line>
        <draw:line draw:style-name="gr6" draw:text-style-name="P1" draw:layer="layout" svg:x1="15.05cm" svg:y1="1.635cm" svg:x2="15.05cm" svg:y2="19.415cm">
          <text:p/>
        </draw:line>
        <draw:frame draw:style-name="gr4" draw:text-style-name="P5" draw:layer="layout" svg:width="0.832cm" svg:height="0.763cm" svg:x="11.063cm" svg:y="18.017cm">
          <draw:text-box>
            <text:p><text:span text:style-name="T5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5.945cm" fo:margin-left="1cm" fo:margin-right="6.948cm" fo:page-width="27.94cm" fo:page-height="26.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10T14:36:01</meta:creation-date>
    <dc:date>2012-02-16T10:48:07</dc:date>
    <dc:creator>vallea </dc:creator>
    <meta:editing-duration>PT19M12S</meta:editing-duration>
    <meta:editing-cycles>9</meta:editing-cycles>
    <meta:generator>LibreOffice/3.3$Linux LibreOffice_project/330m19$Build-301</meta:generator>
    <meta:document-statistic meta:object-count="89"/>
  </office:meta>
</office:document-meta>
</file>